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2a6099" loext:opacity="100%" style:font-name="ArialMT" fo:font-size="11pt" officeooo:rsid="00048b21" officeooo:paragraph-rsid="00048b21" style:font-size-asian="11pt"/>
    </style:style>
    <style:style style:name="P3" style:family="paragraph" style:parent-style-name="Standard">
      <style:paragraph-properties fo:text-align="start" style:justify-single-word="false"/>
      <style:text-properties fo:color="#2a6099" loext:opacity="100%" style:font-name="ArialMT" fo:font-size="11pt" officeooo:rsid="00077300" officeooo:paragraph-rsid="00077300" style:font-size-asian="11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ArialMT" fo:font-size="11pt" officeooo:rsid="00077300" officeooo:paragraph-rsid="00083c6b" style:font-size-asian="11pt"/>
    </style:style>
    <style:style style:name="P5" style:family="paragraph" style:parent-style-name="Standard">
      <style:text-properties fo:color="#2a6099" loext:opacity="100%" style:font-name="ArialMT" fo:font-size="11pt" officeooo:rsid="00077300" officeooo:paragraph-rsid="00077300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7" style:family="paragraph" style:parent-style-name="Standard">
      <style:text-properties style:font-name="ArialMT" fo:font-size="11pt" style:font-size-asian="11pt"/>
    </style:style>
    <style:style style:name="P8" style:family="paragraph" style:parent-style-name="Standard">
      <style:paragraph-properties fo:text-align="start" style:justify-single-word="false"/>
      <style:text-properties fo:color="#2a6099" loext:opacity="100%" style:font-name="ArialMT" fo:font-size="11pt" officeooo:rsid="00077300" officeooo:paragraph-rsid="00077300" style:font-size-asian="11pt"/>
    </style:style>
    <style:style style:name="T1" style:family="text">
      <style:text-properties style:font-name="ArialMT" fo:font-size="11pt" style:font-size-asian="11pt"/>
    </style:style>
    <style:style style:name="T2" style:family="text">
      <style:text-properties style:font-name="ArialMT" fo:font-size="11pt" style:text-underline-style="solid" style:text-underline-width="auto" style:text-underline-color="font-color" style:font-size-asian="11pt"/>
    </style:style>
    <style:style style:name="T3" style:family="text">
      <style:text-properties officeooo:rsid="00083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. Sea la siguiente base de datos relacional</text:p>
      <text:p text:style-name="P1"><text:span text:style-name="T1">● CLIENTE(</text:span><text:span text:style-name="T2">cod_cliente</text:span><text:span text:style-name="T1">, nombre, apellidos, dni, email)</text:span></text:p>
      <text:p text:style-name="P1"><text:span text:style-name="T1">● PEDIDO(</text:span><text:span text:style-name="T2">cod_pedido</text:span><text:span text:style-name="T1">, fecha, cod_cliente, importe_total)</text:span></text:p>
      <text:p text:style-name="P1"><text:span text:style-name="T1">● LINEA_PEDIDO(</text:span><text:span text:style-name="T2">cod_pedido, id_linea,</text:span><text:span text:style-name="T1"> cod_producto, num_unidades,</text:span></text:p>
      <text:p text:style-name="P6">precio_unitario)</text:p>
      <text:p text:style-name="Standard"><text:span text:style-name="T1">● PRODUCTO(</text:span><text:span text:style-name="T2">cod_producto</text:span><text:span text:style-name="T1">, nombre, descripción, precio_unitario, id_categoria)</text:span></text:p>
      <text:p text:style-name="P1"><text:span text:style-name="T1">● CATEGORIA</text:span><text:span text:style-name="T2">(id_categoria</text:span><text:span text:style-name="T1">, nombre)</text:span></text:p>
      <text:p text:style-name="P6"/>
      <text:p text:style-name="P6">a. Identifica las claves externas de cada una de las tablas.</text:p>
      <text:p text:style-name="P2">CLIENTE: no tiene.</text:p>
      <text:p text:style-name="P4">PEDIDO.cod:cliente → CLIENTE</text:p>
      <text:p text:style-name="P4">LINEA_PEDIDO.cod_pedido → PEDIDO</text:p>
      <text:p text:style-name="P4">LINEA_PEDIDO.cod:producto → PRODUCTO</text:p>
      <text:p text:style-name="P4">PRODUCTO.id_categoria → CATEGORIA</text:p>
      <text:p text:style-name="P2">CATEGORIA: no tiene.</text:p>
      <text:p text:style-name="P2"/>
      <text:p text:style-name="P6">b. Elige, de forma justificada, cuál crees que sería la mejor política de borrado para cada clave externa.</text:p>
      <text:p text:style-name="P3">(si borro una fila a la derecha de la flecha que para con la fila de la izquierda de la flecha)</text:p>
      <text:p text:style-name="P3">(CUANDO HABLAMOS DE POL<text:span text:style-name="T3">Í</text:span>TICAS DE BORRADO HABLAMOS DE EL SUPUESTO <text:s/>BORRAR UNA FILA ENTERA)</text:p>
      <text:p text:style-name="P3"/>
      <text:p text:style-name="P3">PEDIDO.cod:cliente → CLIENTE</text:p>
      <text:p text:style-name="P3">- Cascada porque no es normal guardar facturas de alguien que no sabes quienes son</text:p>
      <text:p text:style-name="P3">LINEA_PEDIDO.cod_pedido → PEDIDO(el precio se guarda dos veces por si fluctúa si el precio)</text:p>
      <text:p text:style-name="P3">- Borrado en cascada, porque lo normal es que si se borra un pedido que se borre también la linea de pedido.</text:p>
      <text:p text:style-name="P3">LINEA_PEDIDO.cod:producto → PRODUCTO</text:p>
      <text:p text:style-name="P3">- no action+ soft Delete, en lugar de borrar del todo, se puede pasar a una tabla de histórico, o tener una columna que nos diga si la fila está o no activa, y por ende, descativarla.</text:p>
      <text:p text:style-name="P3">PRODUCTO.id_categoria → CATEGORIA</text:p>
      <text:p text:style-name="P3">- Set Null, </text:p>
      <text:p text:style-name="P3"/>
      <text:p text:style-name="P3">(para poner set null hay que ver is la cla<text:span text:style-name="T3">v</text:span>e externa forma parte de la clave primaria de otra tabla)</text:p>
      <text:p text:style-name="P3">HACERME UNA TABLA EN EXCEL SIMULANDO EL EJERCICIO COMO HA EXO LUISMI EN CLASE </text:p>
      <text:p text:style-name="P7"/>
      <text:p text:style-name="P7">c. ¿Qué otras restricciones de integridad añadirías?</text:p>
      <text:p text:style-name="P5">Obligatoriedad:</text:p>
      <text:p text:style-name="P5"><text:tab/>Pedido</text:p>
      <text:p text:style-name="P5"><text:tab/>precio unitario</text:p>
      <text:p text:style-name="P5"><text:tab/> </text:p>
      <text:p text:style-name="P5">Unicidad: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9:56:38.781000000</meta:creation-date>
    <dc:date>2022-12-06T13:35:38.193000000</dc:date>
    <meta:editing-duration>PT3H21M25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3" meta:word-count="262" meta:character-count="1711" meta:non-whitespace-character-count="1473"/>
  </office:meta>
</office:document-meta>
</file>